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Anonymous Pro" svg:font-family="'Anonymous Pro'" style:font-pitch="fixed"/>
    <style:font-face style:name="Anonymous Pro1" svg:font-family="'Anonymous Pro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Anonymous Pro" fo:font-style="normal" style:text-underline-style="none" style:font-style-asian="normal" style:font-style-complex="normal"/>
    </style:style>
    <style:style style:name="P2" style:family="paragraph" style:parent-style-name="Standard">
      <style:paragraph-properties fo:margin-left="0.4925in" fo:margin-right="0in" fo:text-indent="0in" style:auto-text-indent="false"/>
    </style:style>
    <style:style style:name="P3" style:family="paragraph" style:parent-style-name="Standard">
      <style:text-properties style:font-name="Anonymous Pro" fo:font-style="normal" style:text-underline-style="none" style:font-style-asian="normal" style:font-style-complex="normal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style:font-name="Anonymous Pro"/>
    </style:style>
    <style:style style:name="P6" style:family="paragraph">
      <style:paragraph-properties fo:text-align="center"/>
      <style:text-properties style:font-name="Anonymous Pro" fo:font-size="12pt"/>
    </style:style>
    <style:style style:name="P7" style:family="paragraph">
      <style:text-properties fo:font-size="12pt"/>
    </style:style>
    <style:style style:name="P8" style:family="paragraph">
      <style:paragraph-properties fo:text-align="center"/>
      <style:text-properties fo:font-size="12pt"/>
    </style:style>
    <style:style style:name="T1" style:family="text">
      <style:text-properties style:font-name="Anonymous Pro" fo:font-style="normal" style:text-underline-style="none" style:font-style-asian="normal" style:font-style-complex="normal"/>
    </style:style>
    <style:style style:name="T2" style:family="text">
      <style:text-properties style:font-name="Anonymous Pro"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T3" style:family="text">
      <style:text-properties style:font-name="Anonymous Pro"/>
    </style:style>
    <style:style style:name="T4" style:family="text">
      <style:text-properties style:font-name="Anonymous Pro" fo:font-size="12pt"/>
    </style:style>
    <style:style style:name="gr1" style:family="graphic">
      <style:graphic-properties draw:stroke="none" draw:fill="none" draw:textarea-horizontal-align="justify" draw:textarea-vertical-align="middle" draw:auto-grow-height="false" fo:min-height="0.2953in" fo:min-width="0.37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justify" draw:textarea-vertical-align="middle" draw:auto-grow-height="false" fo:min-height="0.1972in" fo:min-width="1.1047in" style:run-through="foreground"/>
    </style:style>
    <style:style style:name="gr4" style:family="graphic">
      <style:graphic-properties draw:textarea-horizontal-align="justify" draw:textarea-vertical-align="middle" draw:auto-grow-height="false" fo:min-height="0.4689in" fo:min-width="1.2335in" style:run-through="foreground"/>
    </style:style>
    <style:style style:name="gr5" style:family="graphic">
      <style:graphic-properties draw:textarea-horizontal-align="justify" draw:textarea-vertical-align="middle" draw:auto-grow-height="false" fo:min-height="0.478in" fo:min-width="1.989in" style:run-through="foreground"/>
    </style:style>
    <style:style style:name="gr6" style:family="graphic">
      <style:graphic-properties draw:textarea-horizontal-align="justify" draw:textarea-vertical-align="middle" draw:auto-grow-height="false" fo:min-height="0.6252in" fo:min-width="2.0583in" style:run-through="foreground"/>
    </style:style>
    <style:style style:name="gr7" style:family="graphic">
      <style:graphic-properties draw:textarea-horizontal-align="justify" draw:textarea-vertical-align="middle" draw:auto-grow-height="false" fo:min-height="0.4173in" fo:min-width="1.6846in" style:run-through="foreground"/>
    </style:style>
    <style:style style:name="gr8" style:family="graphic">
      <style:graphic-properties draw:textarea-horizontal-align="justify" draw:textarea-vertical-align="middle" draw:auto-grow-height="false" fo:min-height="0.3654in" fo:min-width="1.0252in" style:run-through="foreground"/>
    </style:style>
    <style:style style:name="gr9" style:family="graphic">
      <style:graphic-properties draw:textarea-horizontal-align="justify" draw:textarea-vertical-align="middle" draw:auto-grow-height="false" fo:min-height="0.4862in" fo:min-width="2.0839in" style:run-through="foreground"/>
    </style:style>
    <style:style style:name="gr10" style:family="graphic">
      <style:graphic-properties draw:textarea-horizontal-align="justify" draw:textarea-vertical-align="middle" draw:auto-grow-height="false" fo:min-height="0.322in" fo:min-width="2.1972in" style:run-through="foreground"/>
    </style:style>
    <style:style style:name="gr11" style:family="graphic">
      <style:graphic-properties draw:textarea-horizontal-align="justify" draw:textarea-vertical-align="middle" draw:auto-grow-height="false" fo:min-height="0.3311in" fo:min-width="1.0252in" style:run-through="foreground"/>
    </style:style>
    <style:style style:name="gr12" style:family="graphic">
      <style:graphic-properties draw:textarea-horizontal-align="justify" draw:textarea-vertical-align="middle" draw:auto-grow-height="false" fo:min-height="0.3043in" fo:min-width="1.0252in" style:run-through="foreground"/>
    </style:style>
    <style:style style:name="gr13" style:family="graphic">
      <style:graphic-properties svg:stroke-color="#000000" draw:marker-start="Arrowheads_20_1" draw:fill="solid" draw:fill-color="#000000" draw:textarea-horizontal-align="justify" draw:textarea-vertical-align="middle" draw:auto-grow-height="false" fo:min-height="0.2654in" fo:min-width="0.0264in" style:run-through="foreground"/>
    </style:style>
    <style:style style:name="gr14" style:family="graphic">
      <style:graphic-properties svg:stroke-color="#000000" draw:marker-start="Arrowheads_20_1" draw:fill="solid" draw:fill-color="#000000" draw:textarea-horizontal-align="justify" draw:textarea-vertical-align="middle" draw:auto-grow-height="false" fo:min-height="0.2646in" fo:min-width="0.0264in" style:run-through="foreground"/>
    </style:style>
    <style:style style:name="gr15" style:family="graphic">
      <style:graphic-properties svg:stroke-color="#000000" draw:marker-start="Arrowheads_20_1" draw:fill="solid" draw:fill-color="#000000" draw:textarea-horizontal-align="justify" draw:textarea-vertical-align="middle" draw:auto-grow-height="false" fo:min-height="0.2681in" fo:min-width="0.0291in" style:run-through="foreground"/>
    </style:style>
    <style:style style:name="gr16" style:family="graphic">
      <style:graphic-properties draw:stroke="none" draw:fill="none" draw:textarea-horizontal-align="justify" draw:textarea-vertical-align="middle" draw:auto-grow-height="false" fo:min-height="0.2957in" fo:min-width="0.3736in" style:run-through="foreground"/>
    </style:style>
    <style:style style:name="gr17" style:family="graphic">
      <style:graphic-properties draw:stroke="none" draw:fill="none" draw:textarea-horizontal-align="justify" draw:textarea-vertical-align="middle" draw:auto-grow-height="false" fo:min-height="0.2957in" fo:min-width="0.3728in" style:run-through="foreground"/>
    </style:style>
    <style:style style:name="gr18" style:family="graphic">
      <style:graphic-properties draw:stroke="none" draw:fill="none" draw:textarea-horizontal-align="justify" draw:textarea-vertical-align="middle" draw:auto-grow-height="false" fo:min-height="0.2953in" fo:min-width="0.3736in" style:run-through="foreground"/>
    </style:style>
    <style:style style:name="gr19" style:family="graphic">
      <style:graphic-properties draw:stroke="none" draw:fill="solid" draw:fill-color="#000000" draw:textarea-horizontal-align="center" draw:textarea-vertical-align="middle" style:run-through="foreground"/>
    </style:style>
    <style:style style:name="gr20" style:family="graphic">
      <style:graphic-properties svg:stroke-color="#000000" draw:marker-start="Arrowheads_20_1" draw:fill="solid" draw:fill-color="#000000" draw:textarea-horizontal-align="justify" draw:textarea-vertical-align="middle" draw:auto-grow-height="false" fo:min-height="1.1583in" fo:min-width="0.0283in" style:run-through="foreground"/>
    </style:style>
    <style:style style:name="gr21" style:family="graphic">
      <style:graphic-properties draw:textarea-horizontal-align="justify" draw:textarea-vertical-align="middle" draw:auto-grow-height="false" fo:min-height="0.1972in" fo:min-width="1.3701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draw:textarea-horizontal-align="justify" draw:textarea-vertical-align="middle" draw:auto-grow-height="false" fo:min-height="0.4689in" fo:min-width="1.5673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draw:textarea-horizontal-align="justify" draw:textarea-vertical-align="middle" draw:auto-grow-height="false" fo:min-height="0.4772in" fo:min-width="1.9882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draw:textarea-horizontal-align="justify" draw:textarea-vertical-align="middle" draw:auto-grow-height="false" fo:min-height="0.6252in" fo:min-width="2.0575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5" style:family="graphic">
      <style:graphic-properties draw:textarea-horizontal-align="justify" draw:textarea-vertical-align="middle" draw:auto-grow-height="false" fo:min-height="0.4165in" fo:min-width="1.6839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6" style:family="graphic">
      <style:graphic-properties svg:stroke-color="#000000" draw:marker-start="Arrowheads_20_1" draw:fill="solid" draw:fill-color="#000000" draw:textarea-horizontal-align="justify" draw:textarea-vertical-align="middle" draw:auto-grow-height="false" fo:min-height="0.2646in" fo:min-width="0.0264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7" style:family="graphic">
      <style:graphic-properties svg:stroke-color="#000000" draw:marker-start="Arrowheads_20_1" draw:fill="solid" draw:fill-color="#000000" draw:textarea-horizontal-align="justify" draw:textarea-vertical-align="middle" draw:auto-grow-height="false" fo:min-height="0.2673in" fo:min-width="0.0283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8" style:family="graphic">
      <style:graphic-properties svg:stroke-color="#000000" draw:marker-start="Arrowheads_20_1" draw:fill="solid" draw:fill-color="#000000" draw:textarea-horizontal-align="justify" draw:textarea-vertical-align="middle" draw:auto-grow-height="false" fo:min-height="1.1575in" fo:min-width="0.028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9" style:family="graphic">
      <style:graphic-properties draw:stroke="none" draw:fill="solid" draw:fill-color="#000000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Data Sender</text:span><text:span text:style-name="T1"> (codename HULK)</text:span></text:p>
      <text:p text:style-name="P1">Two threads are required: one for sending data and one to receive ACKs</text:p>
      <text:p text:style-name="P1"/>
      <text:p text:style-name="P1"/>
      <text:p text:style-name="P1"/>
      <text:p text:style-name="P1"><draw:g text:anchor-type="paragraph" draw:z-index="1" draw:style-name="gr2"><draw:custom-shape draw:style-name="gr3" draw:text-style-name="P6" svg:width="1.2248in" svg:height="0.2795in" svg:x="0.7091in" svg:y="0.1398in"><text:p text:style-name="P4"><text:span text:style-name="T4">SendThread</text:span></text:p><draw:enhanced-geometry svg:viewBox="0 0 21600 21600" draw:glue-points="10800 0 0 10800 10800 21600 21600 10800" draw:text-areas="1060 3180 20540 18420" draw:type="flowchart-terminator" draw:enhanced-path="M 3470 21600 X 0 10800 3470 0 L 18130 0 X 21600 10800 18130 21600 Z N"/></draw:custom-shape><draw:custom-shape draw:style-name="gr4" draw:text-style-name="P6" svg:width="1.2335in" svg:height="0.4689in" svg:x="0.7083in" svg:y="0.7209in"><text:p text:style-name="P4"><text:span text:style-name="T4">Read</text:span></text:p><text:p text:style-name="P4"><text:span text:style-name="T4">input fil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5" draw:text-style-name="P6" svg:width="1.9894in" svg:height="0.478in" svg:x="0.3264in" svg:y="1.485in"><text:p text:style-name="P4"><text:span text:style-name="T4">Divide file into</text:span></text:p><text:p text:style-name="P4"><text:span text:style-name="T4"><text:s/></text:span><text:span text:style-name="T4">512 Byte chunk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6" draw:text-style-name="P6" svg:width="2.0587in" svg:height="0.6252in" svg:x="0.3181in" svg:y="2.2661in"><text:p text:style-name="P4"><text:span text:style-name="T4">Attach header </text:span></text:p><text:p text:style-name="P4"><text:span text:style-name="T4">and insert into</text:span></text:p><text:p text:style-name="P4"><text:span text:style-name="T4">packetList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7" draw:text-style-name="P6" svg:width="1.685in" svg:height="0.4177in" svg:x="0.4748in" svg:y="3.2035in"><text:p text:style-name="P4"><text:span text:style-name="T4">Send next packet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8" draw:text-style-name="P6" svg:width="2.0504in" svg:height="0.7295in" svg:x="0.2917in" svg:y="3.9071in"><text:p text:style-name="P4"><text:span text:style-name="T4">packetList</text:span></text:p><text:p text:style-name="P4"><text:span text:style-name="T4">empty?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ustom-shape draw:style-name="gr9" draw:text-style-name="P6" svg:width="2.0843in" svg:height="0.4862in" svg:x="0.3008in" svg:y="4.9398in"><text:p text:style-name="P4"><text:span text:style-name="T4">Send ETX</text:span></text:p><text:p text:style-name="P4"><text:span text:style-name="T4">(end of transmission)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10" draw:text-style-name="P6" svg:width="2.1976in" svg:height="0.3224in" svg:x="0.2228in" svg:y="5.7299in"><text:p text:style-name="P4"><text:span text:style-name="T4">Start etxTimeout timer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11" draw:text-style-name="P6" svg:width="2.0504in" svg:height="0.6606in" svg:x="0.2654in" svg:y="6.3461in"><text:p text:style-name="P4"><text:span text:style-name="T4">ACK received?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ustom-shape draw:style-name="gr12" draw:text-style-name="P6" svg:width="2.0496in" svg:height="0.6071in" svg:x="2.5937in" svg:y="6.3815in"><text:p text:style-name="P4"><text:span text:style-name="T4">Timer expired?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ustom-shape draw:style-name="gr3" draw:text-style-name="P6" svg:width="1.2248in" svg:height="0.2795in" svg:x="0.6744in" svg:y="7.3016in"><text:p text:style-name="P4"><text:span text:style-name="T4">END</text:span></text:p><draw:enhanced-geometry svg:viewBox="0 0 21600 21600" draw:glue-points="10800 0 0 10800 10800 21600 21600 10800" draw:text-areas="1060 3180 20540 18420" draw:type="flowchart-terminator" draw:enhanced-path="M 3470 21600 X 0 10800 3470 0 L 18130 0 X 21600 10800 18130 21600 Z N"/></draw:custom-shape><draw:custom-shape draw:style-name="gr13" draw:text-style-name="P7" svg:width="0.0531in" svg:height="0.3031in" svg:x="1.2902in" svg:y="0.4189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draw:style-name="gr14" draw:text-style-name="P7" svg:width="0.0531in" svg:height="0.3024in" svg:x="1.3075in" svg:y="1.1898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draw:style-name="gr13" draw:text-style-name="P7" svg:width="0.0524in" svg:height="0.3031in" svg:x="1.2984in" svg:y="1.9618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draw:style-name="gr15" draw:text-style-name="P7" svg:width="0.0571in" svg:height="0.3067in" svg:x="1.263in" svg:y="2.8917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draw:style-name="gr13" draw:text-style-name="P7" svg:width="0.0524in" svg:height="0.3031in" svg:x="1.2894in" svg:y="3.6205in"><text:p/><draw:enhanced-geometry svg:viewBox="0 0 21600 21600" draw:mirror-horizontal="false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draw:style-name="gr13" draw:text-style-name="P7" svg:width="0.0531in" svg:height="0.3031in" svg:x="1.2992in" svg:y="4.6354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draw:style-name="gr13" draw:text-style-name="P7" svg:width="0.0531in" svg:height="0.3031in" svg:x="1.2902in" svg:y="5.426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draw:style-name="gr14" draw:text-style-name="P7" svg:width="0.0531in" svg:height="0.3024in" svg:x="1.2811in" svg:y="6.0516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draw:style-name="gr14" draw:text-style-name="P7" svg:width="0.0531in" svg:height="0.3024in" svg:x="1.2638in" svg:y="7.0063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draw:style-name="gr13" draw:text-style-name="P7" svg:width="0.0531in" svg:height="0.3031in" draw:transform="rotate (1.58423536203525) translate (2.31597222222222in 6.70694444444444in)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draw:style-name="gr16" draw:text-style-name="P6" svg:width="0.374in" svg:height="0.2961in" svg:x="1.3157in" svg:y="6.9516in"><text:p text:style-name="P4"><text:span text:style-name="T4">YES</text:span></text:p><draw:enhanced-geometry svg:viewBox="0 0 21600 21600" draw:type="rectangle" draw:enhanced-path="M 0 0 L 21600 0 21600 21600 0 21600 0 0 Z N"/></draw:custom-shape><draw:custom-shape draw:style-name="gr17" draw:text-style-name="P6" svg:width="0.3732in" svg:height="0.2961in" svg:x="3.7567in" svg:y="6.0063in"><text:p text:style-name="P4"><text:span text:style-name="T4">YES</text:span></text:p><draw:enhanced-geometry svg:viewBox="0 0 21600 21600" draw:type="rectangle" draw:enhanced-path="M 0 0 L 21600 0 21600 21600 0 21600 0 0 Z N"/></draw:custom-shape><draw:custom-shape draw:style-name="gr16" draw:text-style-name="P6" svg:width="0.374in" svg:height="0.2961in" svg:x="1.3512in" svg:y="4.5654in"><text:p text:style-name="P4"><text:span text:style-name="T4">YES</text:span></text:p><draw:enhanced-geometry svg:viewBox="0 0 21600 21600" draw:type="rectangle" draw:enhanced-path="M 0 0 L 21600 0 21600 21600 0 21600 0 0 Z N"/></draw:custom-shape><draw:custom-shape draw:style-name="gr18" draw:text-style-name="P6" svg:width="0.374in" svg:height="0.2953in" svg:x="2.2449in" svg:y="6.3815in"><text:p text:style-name="P4"><text:span text:style-name="T4">NO</text:span></text:p><draw:enhanced-geometry svg:viewBox="0 0 21600 21600" draw:type="rectangle" draw:enhanced-path="M 0 0 L 21600 0 21600 21600 0 21600 0 0 Z N"/></draw:custom-shape><draw:rect draw:style-name="gr19" draw:text-style-name="P8" svg:width="0.037in" svg:height="1.1976in" svg:x="3.5921in" svg:y="5.1843in"><text:p/></draw:rect><draw:custom-shape draw:style-name="gr20" draw:text-style-name="P7" svg:width="0.0594in" svg:height="1.2453in" draw:transform="skewX (0.00383972435438752) rotate (-1.56311687808612) translate (3.62777777777778in 5.15902777777778in)"><text:p/><draw:enhanced-geometry svg:viewBox="0 0 21600 21600" draw:text-areas="?f0 0 ?f2 ?f5" draw:type="down-arrow" draw:modifiers="18477.1084337349 5590.58823529412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draw:style-name="gr16" draw:text-style-name="P6" svg:width="0.374in" svg:height="0.2961in" svg:x="3.3063in" svg:y="4.8181in"><text:p text:style-name="P4"><text:span text:style-name="T4">Repeat 5 times maximum</text:span></text:p><text:p text:style-name="P4"><text:span text:style-name="T4">Then exit</text:span></text:p><draw:enhanced-geometry svg:viewBox="0 0 21600 21600" draw:type="rectangle" draw:enhanced-path="M 0 0 L 21600 0 21600 21600 0 21600 0 0 Z N"/></draw:custom-shape></draw:g><draw:custom-shape text:anchor-type="paragraph" draw:z-index="2" draw:style-name="gr21" draw:text-style-name="P5" svg:width="1.5189in" svg:height="0.2795in" svg:x="4.5339in" svg:y="0.0898in"><text:p text:style-name="P4"><text:span text:style-name="T3">ListenerThread</text:span></text:p><draw:enhanced-geometry svg:viewBox="0 0 21600 21600" draw:glue-points="10800 0 0 10800 10800 21600 21600 10800" draw:text-areas="1060 3180 20540 18420" draw:type="flowchart-terminator" draw:enhanced-path="M 3470 21600 X 0 10800 3470 0 L 18130 0 X 21600 10800 18130 21600 Z N"/></draw:custom-shape></text:p>
      <text:p text:style-name="P1"/>
      <text:p text:style-name="P1"><draw:custom-shape text:anchor-type="paragraph" draw:z-index="7" draw:style-name="gr26" svg:width="0.0524in" svg:height="0.3024in" svg:x="5.2717in" svg:y="0.0354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"/>
      <text:p text:style-name="P1"><draw:custom-shape text:anchor-type="paragraph" draw:z-index="3" draw:style-name="gr22" draw:text-style-name="P5" svg:width="1.5677in" svg:height="0.4689in" svg:x="4.5425in" svg:y="0.0043in"><text:p text:style-name="P4"><text:span text:style-name="T3">Listen to</text:span></text:p><text:p text:style-name="P4"><text:span text:style-name="T3">incoming ACKs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1"/>
      <text:p text:style-name="P1"><draw:custom-shape text:anchor-type="paragraph" draw:z-index="8" draw:style-name="gr26" svg:width="0.0524in" svg:height="0.3024in" svg:x="5.289in" svg:y="0.1398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"/>
      <text:p text:style-name="P1"><draw:custom-shape text:anchor-type="paragraph" draw:z-index="4" draw:style-name="gr23" draw:text-style-name="P5" svg:width="1.9886in" svg:height="0.4776in" svg:x="4.3075in" svg:y="0.1016in"><text:p text:style-name="P4"><text:span text:style-name="T3">Decode received ACK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1"/>
      <text:p text:style-name="P1"/>
      <text:p text:style-name="P1"><draw:custom-shape text:anchor-type="paragraph" draw:z-index="9" draw:style-name="gr26" svg:width="0.0524in" svg:height="0.3024in" svg:x="5.2799in" svg:y="0.0783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"/>
      <text:p text:style-name="P1"><draw:custom-shape text:anchor-type="paragraph" draw:z-index="5" draw:style-name="gr24" draw:text-style-name="P5" svg:width="2.0579in" svg:height="0.6252in" svg:x="4.2992in" svg:y="0.0492in"><text:p text:style-name="P4"><text:span text:style-name="T3">Remove the </text:span></text:p><text:p text:style-name="P4"><text:span text:style-name="T3">acknowledged packet</text:span></text:p><text:p text:style-name="P4"><text:span text:style-name="T3"><text:s/></text:span><text:span text:style-name="T3">from packetList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1"/>
      <text:p text:style-name="P1"/>
      <text:p text:style-name="P1"/>
      <text:p text:style-name="P1"><draw:custom-shape text:anchor-type="paragraph" draw:z-index="10" draw:style-name="gr27" draw:text-style-name="P7" svg:width="0.0567in" svg:height="0.3059in" svg:x="5.2445in" svg:y="0.0075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rect text:anchor-type="paragraph" draw:z-index="13" draw:style-name="gr29" draw:text-style-name="P4" svg:width="0.0496in" svg:height="0.8677in" svg:x="2.972in" svg:y="0.0846in"><text:p/></draw:rect><draw:custom-shape text:anchor-type="paragraph" draw:z-index="11" draw:style-name="gr28" svg:width="0.0724in" svg:height="0.8217in" draw:transform="rotate (-1.56311687808612) translate (2.98125in 0.0847222222222222in)"><text:p/><draw:enhanced-geometry svg:viewBox="0 0 21600 21600" draw:text-areas="?f0 0 ?f2 ?f5" draw:type="down-arrow" draw:modifiers="18477.1084337349 5590.58823529412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"><draw:custom-shape text:anchor-type="paragraph" draw:z-index="6" draw:style-name="gr25" draw:text-style-name="P5" svg:width="1.6843in" svg:height="0.4169in" svg:x="4.4563in" svg:y="0.1535in"><text:p text:style-name="P4"><text:span text:style-name="T3">Loop forever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1"/>
      <text:p text:style-name="P1"><draw:custom-shape text:anchor-type="paragraph" draw:z-index="0" draw:style-name="gr1" draw:text-style-name="P5" svg:width="0.3732in" svg:height="0.2953in" svg:x="2.2193in" svg:y="0.0181in"><text:p text:style-name="P4"><text:span text:style-name="T3">NO</text:span></text:p><draw:enhanced-geometry svg:viewBox="0 0 21600 21600" draw:type="rectangle" draw:enhanced-path="M 0 0 L 21600 0 21600 21600 0 21600 0 0 Z N"/></draw:custom-shape></text:p>
      <text:p text:style-name="P1"><draw:rect text:anchor-type="paragraph" draw:z-index="12" draw:style-name="gr29" draw:text-style-name="P4" svg:width="0.037in" svg:height="0.6803in" draw:transform="skewX (-0.00314159265358979) rotate (1.5707963267949) translate (2.34166666666667in 0.213194444444444in)"><text:p/></draw:rect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>
  <office:font-face-decls>
    <style:font-face style:name="OpenSymbol" svg:font-family="OpenSymbol" style:font-charset="x-symbol"/>
    <style:font-face style:name="FreeSans1" svg:font-family="FreeSans" style:font-family-generic="swiss"/>
    <style:font-face style:name="Anonymous Pro" svg:font-family="'Anonymous Pro'" style:font-pitch="fixed"/>
    <style:font-face style:name="Anonymous Pro1" svg:font-family="'Anonymous Pro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heads_20_1" draw:display-name="Arrowheads 1" svg:viewBox="0 0 20 30" svg:d="m10 0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972in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3346in" fo:margin-bottom="0.7839in" fo:margin-left="0.3945in" fo:margin-right="0.7839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5T19:42:59.797956066</meta:creation-date>
    <meta:generator>LibreOffice/3.4$Unix LibreOffice_project/340m1$Build-602</meta:generator>
    <dc:date>2014-12-16T10:36:25</dc:date>
    <meta:editing-duration>PT19M14S</meta:editing-duration>
    <meta:editing-cycles>5</meta:editing-cycles>
    <dc:creator>Scaramuzza 1105663/IL</dc:creator>
    <meta:document-statistic meta:table-count="0" meta:image-count="0" meta:object-count="0" meta:page-count="1" meta:paragraph-count="2" meta:word-count="17" meta:character-count="97" meta:non-whitespace-character-count="82"/>
  </office:meta>
</office:document-meta>
</file>